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on-campus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on-campus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137">
            <text:p>1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466">
            <text:p>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6">
            <text:p>7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91">
            <text:p>19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">
            <text:p>3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277">
            <text:p>1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04">
            <text:p>490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67">
            <text:p>267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92">
            <text:p>78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4">
            <text:p>164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72">
            <text:p>12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26">
            <text:p>40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7">
            <text:p>13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9">
            <text:p>9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7">
            <text:p>7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5">
            <text:p>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605">
            <text:p>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76">
            <text:p>6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919">
            <text:p>9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95">
            <text:p>8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1">
            <text:p>9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">
            <text:p>3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613">
            <text:p>306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56">
            <text:p>256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59">
            <text:p>6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5">
            <text:p>6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573">
            <text:p>573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95">
            <text:p>9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604">
            <text:p>3360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17">
            <text:p>217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67">
            <text:p>58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867">
            <text:p>58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72">
            <text:p>257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07">
            <text:p>107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38">
            <text:p>1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48">
            <text:p>3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5">
            <text:p>30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9">
            <text:p>4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325">
            <text:p>632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3086">
            <text:p>2308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26">
            <text:p>126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9">
            <text:p>3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28">
            <text:p>16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28">
            <text:p>16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4">
            <text:p>4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7">
            <text:p>915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7">
            <text:p>127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1">
            <text:p>12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2">
            <text:p>8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307">
            <text:p>33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307">
            <text:p>33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8">
            <text:p>4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34">
            <text:p>1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1">
            <text:p>20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87">
            <text:p>287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44">
            <text:p>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9">
            <text:p>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11">
            <text:p>3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3">
            <text:p>53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74">
            <text:p>3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606">
            <text:p>56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84">
            <text:p>39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68">
            <text:p>1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8">
            <text:p>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892">
            <text:p>18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64">
            <text:p>1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57">
            <text:p>10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84">
            <text:p>50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42">
            <text:p>24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441">
            <text:p>4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49">
            <text:p>4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98">
            <text:p>298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650">
            <text:p>26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42">
            <text:p>5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572">
            <text:p>57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42">
            <text:p>5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1">
            <text:p>150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81">
            <text:p>1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32">
            <text:p>8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5">
            <text:p>2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51">
            <text:p>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8">
            <text:p>4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363">
            <text:p>33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on-campus-" style:display-name="PageStyle_disciplinary-actions-on-campus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